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3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3cm" presentation:class="title">
          <draw:text-box>
            <text:p>CI/CD</text:p>
          </draw:text-box>
        </draw:frame>
        <draw:frame presentation:style-name="pr2" draw:text-style-name="P2" draw:layer="layout" svg:width="25.199cm" svg:height="10.2cm" svg:x="1.4cm" svg:y="8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What is CI/CD?</text:p>
          </draw:text-box>
        </draw:frame>
        <draw:frame presentation:style-name="pr5" draw:text-style-name="P1" draw:layer="layout" svg:width="26.416cm" svg:height="12.179cm" svg:x="0.762cm" svg:y="4.913cm" presentation:class="outline" presentation:user-transformed="true">
          <draw:text-box>
            <text:list text:style-name="L2">
              <text:list-item>
                <text:p><text:span text:style-name="T1">Continuous integration (CI) and continuous delivery (CD) are the processes that are used to build, package, and deploy applications.</text:span></text:p>
              </text:list-item>
              <text:list-item>
                <text:p><text:span text:style-name="T1">it lays out some practices to follow in order for the code to more quickly and safely get to the users and ultimately generate valu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Why CI/CD Matters</text:p>
          </draw:text-box>
        </draw:frame>
        <draw:frame presentation:style-name="pr5" draw:text-style-name="P1" draw:layer="layout" svg:width="26.416cm" svg:height="12.179cm" svg:x="0.762cm" svg:y="4.913cm" presentation:class="outline" presentation:user-transformed="true">
          <draw:text-box>
            <text:list text:style-name="L2">
              <text:list-item>
                <text:p><text:span text:style-name="T1">It helps get continuous feedback not only from customers but also from our own team.</text:span></text:p>
              </text:list-item>
              <text:list-item>
                <text:p><text:span text:style-name="T1">It can also lead to big advantages. Some of the notable benefits of implementing CI/CD pipelines to your everyday software development process are: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1- Reduce costs</text:p>
          </draw:text-box>
        </draw:frame>
        <draw:frame presentation:style-name="pr5" draw:text-style-name="P1" draw:layer="layout" svg:width="26.416cm" svg:height="12.179cm" svg:x="0.762cm" svg:y="4.913cm" presentation:class="outline" presentation:user-transformed="true">
          <draw:text-box>
            <text:list text:style-name="L2">
              <text:list-item>
                <text:p>Using automation in the CI/CD pipeline helps reduce the number of errors that can take place in the many repetitive steps of CI and C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2- Faster release rate</text:p>
          </draw:text-box>
        </draw:frame>
        <draw:frame presentation:style-name="pr5" draw:text-style-name="P1" draw:layer="layout" svg:width="26.416cm" svg:height="12.179cm" svg:x="0.762cm" svg:y="4.913cm" presentation:class="outline" presentation:user-transformed="true">
          <draw:text-box>
            <text:list text:style-name="L2">
              <text:list-item>
                <text:p>Failures are detected faster and as such, can be repaired faster, leading to increasing release rat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3- Fault isolations</text:p>
          </draw:text-box>
        </draw:frame>
        <draw:frame presentation:style-name="pr5" draw:text-style-name="P1" draw:layer="layout" svg:width="26.416cm" svg:height="12.179cm" svg:x="0.762cm" svg:y="4.913cm" presentation:class="outline" presentation:user-transformed="true">
          <draw:text-box>
            <text:list text:style-name="L2">
              <text:list-item>
                <text:p>Designing your system with CI/CD ensures that fault isolations are faster to detect and easier to implemen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5" draw:text-style-name="P1" draw:layer="layout" svg:width="26.416cm" svg:height="12.179cm" svg:x="0.762cm" svg:y="4.913cm" presentation:class="outline" presentation:user-transformed="true">
          <draw:text-box>
            <text:list text:style-name="L2">
              <text:list-item>
                <text:p>DevOps has brought with it the rise of CI/CD. </text:p>
              </text:list-item>
              <text:list-item>
                <text:p>And with the use of CI/CD we can reduce the cost, shorten software development and delivery cycle time which lead to more income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draw:style-name="Mgr3" draw:text-style-name="MP13" draw:layer="backgroundobjects" svg:width="25.199cm" svg:height="12.179cm" svg:x="1.4cm" svg:y="4.913cm">
        <draw:text-box>
          <text:p/>
        </draw:text-box>
      </draw:frame>
      <draw:frame presentation:style-name="Mpr7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8.875cm" svg:height="1.447cm" svg:x="9.576cm" svg:y="19.13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4T13:18:48.867093029</meta:creation-date>
    <meta:editing-duration>PT14M46S</meta:editing-duration>
    <meta:editing-cycles>4</meta:editing-cycles>
    <meta:generator>LibreOffice/6.4.6.2$Linux_X86_64 LibreOffice_project/40$Build-2</meta:generator>
    <dc:title>Blueprint Plans</dc:title>
    <dc:date>2021-07-24T13:56:11.874565585</dc:date>
    <meta:document-statistic meta:object-count="72"/>
  </office:meta>
</office:document-meta>
</file>